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572cm"/>
    </style:style>
    <style:style style:name="T1"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Open mp intro</text:p>
            <text:p>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The problem of multi threading</text:p>
          </draw:text-box>
        </draw:frame>
        <draw:frame presentation:style-name="pr4" draw:layer="layout" svg:width="25.199cm" svg:height="15.406cm" svg:x="1.4cm" svg:y="4.914cm" presentation:class="outline" presentation:user-transformed="true">
          <draw:text-box>
            <text:list text:style-name="L3">
              <text:list-item>
                <text:p>Creating multi threaded application is a pain.</text:p>
              </text:list-item>
              <text:list-item>
                <text:p>Code is very verbose.</text:p>
              </text:list-item>
              <text:list-item>
                <text:p>Compare a theoretical algorithm for merge sort of an array with a practical implementation of it using multi threading.</text:p>
              </text:list-item>
              <text:list-item>
                <text:p>The theoretical algorithm could be written in a couple of lines</text:p>
              </text:list-item>
              <text:list-item>
                <text:p>The implementation is riddled with thread creation, termination, waiting and the algorithm is hidden inside the code.</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The goal</text:p>
          </draw:text-box>
        </draw:frame>
        <draw:frame presentation:style-name="pr4" draw:layer="layout" svg:width="25.199cm" svg:height="13.859cm" svg:x="1.4cm" svg:y="4.914cm" presentation:class="outline">
          <draw:text-box>
            <text:list text:style-name="L3">
              <text:list-item>
                <text:p>We want to leave multi threaded concerns aside and write the code the way it is in algorithms books.</text:p>
              </text:list-item>
              <text:list-item>
                <text:p>Let the system do all the rest.</text:p>
              </text:list-item>
              <text:list-item>
                <text:p>The code will be easy to maintain.</text:p>
              </text:list-item>
              <text:list-item>
                <text:p>We lost some control of threading concerns but gain in maintainability, flexibility and long term health of our system.</text:p>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How to deliver the goal...</text:p>
          </draw:text-box>
        </draw:frame>
        <draw:frame presentation:style-name="pr4" draw:layer="layout" svg:width="25.199cm" svg:height="13.859cm" svg:x="1.4cm" svg:y="4.914cm" presentation:class="outline">
          <draw:text-box>
            <text:list text:style-name="L3">
              <text:list-item>
                <text:p>One way would be message passing.</text:p>
              </text:list-item>
              <text:list-item>
                <text:p>Languages like Erlang follow the “actor model” and simplify creating of large scalable systems by sharing nothing and using message passing.</text:p>
              </text:list-item>
              <text:list-item>
                <text:p>Languages like Java or Python try to reach the goal by simplifying memory management and language.</text:p>
              </text:list-item>
              <text:list-item>
                <text:p>Open Mp tries to do the same for C and C++.</text:p>
              </text:list-item>
            </text:list>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Definition</text:p>
          </draw:text-box>
        </draw:frame>
        <draw:frame presentation:style-name="pr4" draw:layer="layout" svg:width="25.199cm" svg:height="13.859cm" svg:x="1.4cm" svg:y="4.914cm" presentation:class="outline">
          <draw:text-box>
            <text:list text:style-name="L3">
              <text:list-item>
                <text:p>Wikipedia:<text:span text:style-name="T1"> “OpenMP (Open Multi-Processing) is an API (application programming interface) that supports multi-platform shared memory multiprocessing programming in C, C++, and Fortran, on most processor architectures and operating systems, including Linux, Unix, AIX, Solaris, Mac OS X, and Microsoft Windows platforms. It consists of a set of compiler directives, library routines, and environment variables that influence run-time behavior.”</text:span></text:p>
              </text:list-item>
            </text:list>
          </draw:text-box>
        </draw:fram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Development</text:p>
          </draw:text-box>
        </draw:frame>
        <draw:frame presentation:style-name="pr4" draw:layer="layout" svg:width="25.199cm" svg:height="13.859cm" svg:x="1.4cm" svg:y="4.914cm" presentation:class="outline">
          <draw:text-box>
            <text:list text:style-name="L3">
              <text:list-item>
                <text:p>The openmp is a non-profit consortium.</text:p>
              </text:list-item>
              <text:list-item>
                <text:p>The consortium includes an Architecture Review Board which comprises personnel assigned by many corporate players (AMD, IBM, Intel, Microsoft and Oracle to name just a few)</text:p>
              </text:list-item>
              <text:list-item>
                <text:p>The standard could be reviewed at <text:a xlink:href="http://openmp.org/wp/">http://openmp.org/wp/</text:a></text:p>
              </text:list-item>
              <text:list-item>
                <text:p>Each compiler vendor implements the standard.</text:p>
              </text:list-item>
            </text:list>
          </draw:text-box>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Open mp versions</text:p>
          </draw:text-box>
        </draw:frame>
        <draw:frame presentation:style-name="pr4" draw:layer="layout" svg:width="25.199cm" svg:height="13.859cm" svg:x="1.4cm" svg:y="4.914cm" presentation:class="outline">
          <draw:text-box>
            <text:list text:style-name="L3">
              <text:list-item>
                <text:p>Latest official version of openmp is 3.1 (at the time of writing these slides)</text:p>
              </text:list-item>
              <text:list-item>
                <text:p>Most vendors are behind implementing 3.0 or maybe even 2.x.</text:p>
              </text:list-item>
              <text:list-item>
                <text:p/>
              </text:list-item>
            </text:list>
          </draw:text-box>
        </draw:frame>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The openmp implementation</text:p>
          </draw:text-box>
        </draw:frame>
        <draw:frame presentation:style-name="pr4" draw:layer="layout" svg:width="25.199cm" svg:height="13.859cm" svg:x="1.4cm" svg:y="4.914cm" presentation:class="outline">
          <draw:text-box>
            <text:list text:style-name="L3">
              <text:list-item>
                <text:p>An openmp implementation is comprised of both modification to the compiler to respect a set of pragmas and library of function that could be used by the end user.</text:p>
              </text:list-item>
              <text:list-item>
                <text:p>For instance, the free source implementation of open mp on Linux is called gomp and is implementing version 3.0</text:p>
              </text:list-item>
              <text:list-item>
                <text:p>It is developed at by the FSF at http://gcc.gnu.org/onlinedocs/libgomp/</text:p>
              </text:list-item>
            </text:list>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How do you use it?</text:p>
          </draw:text-box>
        </draw:frame>
        <draw:frame presentation:style-name="pr4" draw:layer="layout" svg:width="25.199cm" svg:height="15.66cm" svg:x="1.4cm" svg:y="4.914cm" presentation:class="outline" presentation:user-transformed="true">
          <draw:text-box>
            <text:list text:style-name="L3">
              <text:list-item>
                <text:p>You mark off parts of your code using various #pragma directives to indicate parallelization</text:p>
              </text:list-item>
              <text:list-item>
                <text:p>The compiler and environment take care of the rest: Creation of thread pools, Avoids some data race conditions, Running the threads, Waiting for the threads to complete (join), Various multi core concerns and optimizations, Copying data to the threads (if you say so), creating the right kind of locks and more</text:p>
              </text:list-item>
              <text:list-item>
                <text:p>See example</text:p>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Data in openmp</text:p>
          </draw:text-box>
        </draw:frame>
        <draw:frame presentation:style-name="pr4" draw:layer="layout" svg:width="25.199cm" svg:height="13.859cm" svg:x="1.4cm" svg:y="4.914cm" presentation:class="outline">
          <draw:text-box>
            <text:list text:style-name="L3">
              <text:list-item>
                <text:p>Since OpenMP is a shared memory programming model, most variables in OpenMP code are visible to all threads by default.</text:p>
              </text:list-item>
              <text:list-item>
                <text:p>sometimes private variables are necessary to avoid race conditions and there is a need to pass values between the sequential part and the parallel region</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The Environment</text:p>
          </draw:text-box>
        </draw:frame>
        <draw:frame presentation:style-name="pr4" draw:layer="layout" svg:width="25.199cm" svg:height="13.859cm" svg:x="1.4cm" svg:y="4.914cm" presentation:class="outline">
          <draw:text-box>
            <text:list text:style-name="L3">
              <text:list-item>
                <text:p>Leaving number of threads in your openmp application is a bad practice.</text:p>
              </text:list-item>
              <text:list-item>
                <text:p>What happens if you move to a machine with more threads?</text:p>
              </text:list-item>
              <text:list-item>
                <text:p>Or if the end user wants to constrain your program to use only a subset of her resources?</text:p>
              </text:list-item>
              <text:list-item>
                <text:p>A common practice in open mp is to leave various bit of information out of the code.</text:p>
              </text:list-item>
              <text:list-item>
                <text:p>In that case the open mp implementation will pick up various environment variables and will use them as parameters to control the parallelization.</text:p>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k Veltzer</meta:initial-creator>
    <meta:creation-date>2012-02-20T05:24:28</meta:creation-date>
    <meta:editing-duration>PT8M39S</meta:editing-duration>
    <meta:editing-cycles>2</meta:editing-cycles>
    <dc:date>2012-02-20T06:18:58</dc:date>
    <dc:creator>Mark Veltzer</dc:creator>
    <meta:document-statistic meta:object-count="64"/>
    <meta:generator>LibreOffice/3.4$Linux LibreOffice_project/340m1$Build-402</meta:generator>
  </office:meta>
</office:document-meta>
</file>